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wiss" style:font-pitch="variable"/>
  </office:font-face-decls>
  <office:automatic-styles>
    <style:style style:name="Tablo3" style:family="table">
      <style:table-properties style:width="17.059cm" fo:margin-left="-0.071cm" table:align="left"/>
    </style:style>
    <style:style style:name="Tablo3.A" style:family="table-column">
      <style:table-column-properties style:column-width="5.727cm"/>
    </style:style>
    <style:style style:name="Tablo3.B" style:family="table-column">
      <style:table-column-properties style:column-width="5.666cm"/>
    </style:style>
    <style:style style:name="Tablo3.A1" style:family="table-cell">
      <style:table-cell-properties fo:padding="0.097cm" fo:border-left="0.5pt solid #000000" fo:border-right="none" fo:border-top="0.5pt solid #000000" fo:border-bottom="0.5pt solid #000000"/>
    </style:style>
    <style:style style:name="Tablo3.C1" style:family="table-cell">
      <style:table-cell-properties fo:padding="0.097cm" fo:border="0.5pt solid #000000"/>
    </style:style>
    <style:style style:name="Tablo3.A2" style:family="table-cell">
      <style:table-cell-properties fo:padding="0.097cm" fo:border-left="0.5pt solid #000000" fo:border-right="none" fo:border-top="none" fo:border-bottom="0.5pt solid #000000"/>
    </style:style>
    <style:style style:name="Tablo3.C2" style:family="table-cell">
      <style:table-cell-properties fo:padding="0.097cm" fo:border-left="0.5pt solid #000000" fo:border-right="0.5pt solid #000000" fo:border-top="none" fo:border-bottom="0.5pt solid #000000"/>
    </style:style>
    <style:style style:name="Tablo4" style:family="table">
      <style:table-properties style:width="17.059cm" fo:margin-left="-0.071cm" table:align="left"/>
    </style:style>
    <style:style style:name="Tablo4.A" style:family="table-column">
      <style:table-column-properties style:column-width="5.727cm"/>
    </style:style>
    <style:style style:name="Tablo4.B" style:family="table-column">
      <style:table-column-properties style:column-width="5.666cm"/>
    </style:style>
    <style:style style:name="Tablo4.A1" style:family="table-cell">
      <style:table-cell-properties fo:padding="0.097cm" fo:border-left="0.5pt solid #000000" fo:border-right="none" fo:border-top="0.5pt solid #000000" fo:border-bottom="0.5pt solid #000000"/>
    </style:style>
    <style:style style:name="Tablo4.C1" style:family="table-cell">
      <style:table-cell-properties fo:padding="0.097cm" fo:border="0.5pt solid #000000"/>
    </style:style>
    <style:style style:name="Tablo4.A2" style:family="table-cell">
      <style:table-cell-properties fo:padding="0.097cm" fo:border-left="0.5pt solid #000000" fo:border-right="none" fo:border-top="none" fo:border-bottom="0.5pt solid #000000"/>
    </style:style>
    <style:style style:name="Tablo4.C2" style:family="table-cell">
      <style:table-cell-properties fo:padding="0.097cm" fo:border-left="0.5pt solid #000000" fo:border-right="0.5pt solid #000000" fo:border-top="none" fo:border-bottom="0.5pt solid #000000"/>
    </style:style>
    <style:style style:name="Tablo4.3" style:family="table-row">
      <style:table-row-properties style:min-row-height="0.894cm"/>
    </style:style>
    <style:style style:name="Tablo4.4" style:family="table-row">
      <style:table-row-properties style:min-row-height="1.302cm"/>
    </style:style>
    <style:style style:name="Tablo4.6" style:family="table-row">
      <style:table-row-properties style:min-row-height="1.617cm"/>
    </style:style>
    <style:style style:name="Tablo4.7" style:family="table-row">
      <style:table-row-properties style:min-row-height="0.635cm"/>
    </style:style>
    <style:style style:name="Tablo2" style:family="table">
      <style:table-properties style:width="17.059cm" fo:margin-left="-0.071cm" table:align="left"/>
    </style:style>
    <style:style style:name="Tablo2.A" style:family="table-column">
      <style:table-column-properties style:column-width="5.727cm"/>
    </style:style>
    <style:style style:name="Tablo2.B" style:family="table-column">
      <style:table-column-properties style:column-width="5.666cm"/>
    </style:style>
    <style:style style:name="Tablo2.1" style:family="table-row">
      <style:table-row-properties style:min-row-height="0.591cm"/>
    </style:style>
    <style:style style:name="Tablo2.A1" style:family="table-cell">
      <style:table-cell-properties fo:padding="0.097cm" fo:border-left="0.5pt solid #000000" fo:border-right="none" fo:border-top="0.5pt solid #000000" fo:border-bottom="0.5pt solid #000000"/>
    </style:style>
    <style:style style:name="Tablo2.C1" style:family="table-cell">
      <style:table-cell-properties fo:padding="0.097cm" fo:border="0.5pt solid #000000"/>
    </style:style>
    <style:style style:name="Tablo2.A2" style:family="table-cell">
      <style:table-cell-properties fo:padding="0.097cm" fo:border-left="0.5pt solid #000000" fo:border-right="none" fo:border-top="none" fo:border-bottom="0.5pt solid #000000"/>
    </style:style>
    <style:style style:name="Tablo2.C2" style:family="table-cell">
      <style:table-cell-properties fo:padding="0.097cm" fo:border-left="0.5pt solid #000000" fo:border-right="0.5pt solid #000000" fo:border-top="none" fo:border-bottom="0.5pt solid #000000"/>
    </style:style>
    <style:style style:name="Tablo1" style:family="table">
      <style:table-properties style:width="17.059cm" fo:margin-left="-0.071cm" table:align="left"/>
    </style:style>
    <style:style style:name="Tablo1.A" style:family="table-column">
      <style:table-column-properties style:column-width="5.727cm"/>
    </style:style>
    <style:style style:name="Tablo1.B" style:family="table-column">
      <style:table-column-properties style:column-width="5.666cm"/>
    </style:style>
    <style:style style:name="Tablo1.A1" style:family="table-cell">
      <style:table-cell-properties fo:padding="0.097cm" fo:border-left="0.5pt solid #000000" fo:border-right="none" fo:border-top="0.5pt solid #000000" fo:border-bottom="0.5pt solid #000000"/>
    </style:style>
    <style:style style:name="Tablo1.C1" style:family="table-cell">
      <style:table-cell-properties fo:padding="0.097cm" fo:border="0.5pt solid #000000"/>
    </style:style>
    <style:style style:name="Tablo1.A2" style:family="table-cell">
      <style:table-cell-properties fo:padding="0.097cm" fo:border-left="0.5pt solid #000000" fo:border-right="none" fo:border-top="none" fo:border-bottom="0.5pt solid #000000"/>
    </style:style>
    <style:style style:name="Tablo1.C2" style:family="table-cell">
      <style:table-cell-properties fo:padding="0.097cm" fo:border-left="0.5pt solid #000000" fo:border-right="0.5pt solid #000000" fo:border-top="none" fo:border-bottom="0.5pt solid #000000"/>
    </style:style>
    <style:style style:name="Tablo1.12" style:family="table-row">
      <style:table-row-properties style:min-row-height="0.674cm"/>
    </style:style>
    <style:style style:name="Tablo1.13" style:family="table-row">
      <style:table-row-properties style:min-row-height="0.661cm"/>
    </style:style>
    <style:style style:name="Tablo1.20" style:family="table-row">
      <style:table-row-properties style:min-row-height="2.182cm"/>
    </style:style>
    <style:style style:name="Tablo6" style:family="table">
      <style:table-properties style:width="16.854cm" fo:margin-left="0.169cm" table:align="left"/>
    </style:style>
    <style:style style:name="Tablo6.A" style:family="table-column">
      <style:table-column-properties style:column-width="2.672cm"/>
    </style:style>
    <style:style style:name="Tablo6.B" style:family="table-column">
      <style:table-column-properties style:column-width="2.831cm"/>
    </style:style>
    <style:style style:name="Tablo6.D" style:family="table-column">
      <style:table-column-properties style:column-width="8.52cm"/>
    </style:style>
    <style:style style:name="Tablo6.A1" style:family="table-cell">
      <style:table-cell-properties fo:padding="0.097cm" fo:border-left="0.5pt solid #000000" fo:border-right="none" fo:border-top="0.5pt solid #000000" fo:border-bottom="0.5pt solid #000000"/>
    </style:style>
    <style:style style:name="Tablo6.D1" style:family="table-cell">
      <style:table-cell-properties fo:padding="0.097cm" fo:border="0.5pt solid #000000"/>
    </style:style>
    <style:style style:name="Tablo6.A2" style:family="table-cell">
      <style:table-cell-properties fo:padding="0.097cm" fo:border-left="0.5pt solid #000000" fo:border-right="none" fo:border-top="none" fo:border-bottom="0.5pt solid #000000"/>
    </style:style>
    <style:style style:name="Tablo6.D2" style:family="table-cell">
      <style:table-cell-properties fo:padding="0.097cm" fo:border-left="0.5pt solid #000000" fo:border-right="0.5pt solid #000000" fo:border-top="none" fo:border-bottom="0.5pt solid #000000"/>
    </style:style>
    <style:style style:name="Tablo6.3" style:family="table-row">
      <style:table-row-properties style:min-row-height="0.647cm"/>
    </style:style>
    <style:style style:name="P1" style:family="paragraph" style:parent-style-name="Title">
      <style:paragraph-properties fo:text-align="start" style:justify-single-word="false"/>
      <style:text-properties fo:color="#355269" loext:opacity="100%" style:font-name="Segoe UI" fo:language="tr" fo:country="TR" officeooo:rsid="001aa934" officeooo:paragraph-rsid="001aa934"/>
    </style:style>
    <style:style style:name="P2" style:family="paragraph" style:parent-style-name="Text_20_body">
      <style:text-properties fo:color="#355269" loext:opacity="100%" style:font-name="Segoe UI" officeooo:rsid="00052175" officeooo:paragraph-rsid="0013ba54"/>
    </style:style>
    <style:style style:name="P3" style:family="paragraph">
      <style:paragraph-properties fo:text-align="center"/>
    </style:style>
    <style:style style:name="P4" style:family="paragraph" style:parent-style-name="Text_20_body">
      <style:text-properties fo:color="#355269" loext:opacity="100%" style:font-name="Segoe UI" fo:font-size="11pt" officeooo:rsid="00052175" officeooo:paragraph-rsid="00257c9b" style:font-size-asian="11pt" style:font-size-complex="11pt"/>
    </style:style>
    <style:style style:name="P5" style:family="paragraph" style:parent-style-name="Text_20_body" style:list-style-name="L1">
      <style:text-properties fo:color="#000000" loext:opacity="100%" style:font-name="Segoe UI" fo:font-size="11pt" officeooo:rsid="002e6b33" officeooo:paragraph-rsid="0013ba54" style:font-size-asian="11pt" style:font-size-complex="11pt"/>
    </style:style>
    <style:style style:name="P6" style:family="paragraph" style:parent-style-name="Text_20_body" style:list-style-name="L1">
      <style:text-properties fo:color="#000000" loext:opacity="100%" style:font-name="Segoe UI" officeooo:paragraph-rsid="0013ba54"/>
    </style:style>
    <style:style style:name="P7" style:family="paragraph" style:parent-style-name="Text_20_body" style:list-style-name="L1">
      <style:text-properties fo:color="#000000" loext:opacity="100%" style:font-name="Segoe UI" officeooo:rsid="00385908" officeooo:paragraph-rsid="00385908"/>
    </style:style>
    <style:style style:name="P8" style:family="paragraph" style:parent-style-name="Text_20_body">
      <style:text-properties fo:color="#000000" loext:opacity="100%" style:font-name="Segoe UI" officeooo:rsid="00385908" officeooo:paragraph-rsid="00385908"/>
    </style:style>
    <style:style style:name="P9" style:family="paragraph" style:parent-style-name="Heading_20_1">
      <style:text-properties fo:color="#355269" loext:opacity="100%" style:font-name="Segoe UI"/>
    </style:style>
    <style:style style:name="P10" style:family="paragraph" style:parent-style-name="Table_20_Contents">
      <style:text-properties fo:color="#355269" loext:opacity="100%" style:font-name="Segoe UI" fo:font-size="12pt" fo:font-weight="bold" officeooo:rsid="004fb7ff" officeooo:paragraph-rsid="0013ba54" style:font-size-asian="12pt" style:font-weight-asian="bold" style:font-size-complex="12pt" style:font-weight-complex="bold"/>
    </style:style>
    <style:style style:name="P11" style:family="paragraph" style:parent-style-name="Standard">
      <style:text-properties fo:color="#000000" loext:opacity="100%" style:font-name="Segoe UI" fo:font-size="11pt" fo:font-weight="normal" officeooo:paragraph-rsid="0013ba54" fo:background-color="transparent" style:font-size-asian="11pt" style:font-size-complex="11pt"/>
    </style:style>
    <style:style style:name="P12" style:family="paragraph" style:parent-style-name="Table_20_Contents">
      <style:text-properties style:font-name="Segoe UI" fo:font-size="11pt" officeooo:paragraph-rsid="0013ba54" style:font-size-asian="11pt" style:font-size-complex="11pt"/>
    </style:style>
    <style:style style:name="P13" style:family="paragraph" style:parent-style-name="Standard">
      <style:text-properties fo:color="#000000" loext:opacity="100%" style:font-name="Segoe UI" fo:font-size="11pt" fo:font-weight="normal" officeooo:paragraph-rsid="0013ba54" fo:background-color="transparent"/>
    </style:style>
    <style:style style:name="P14" style:family="paragraph" style:parent-style-name="Standard">
      <style:text-properties fo:color="#000000" loext:opacity="100%" style:font-name="Segoe UI" fo:font-size="11pt" officeooo:paragraph-rsid="0013ba54" fo:background-color="transparent" style:font-size-asian="11pt" style:font-size-complex="11pt"/>
    </style:style>
    <style:style style:name="P15" style:family="paragraph" style:parent-style-name="Text_20_body">
      <style:text-properties style:font-name="Segoe UI" fo:font-size="11pt" officeooo:paragraph-rsid="0013ba54" style:font-size-asian="11pt" style:font-size-complex="11pt"/>
    </style:style>
    <style:style style:name="P16" style:family="paragraph" style:parent-style-name="Table_20_Contents">
      <style:text-properties style:font-name="Segoe UI" fo:font-size="11pt" officeooo:rsid="0031bb6f" officeooo:paragraph-rsid="0013ba54" style:font-size-asian="11pt" style:font-size-complex="11pt"/>
    </style:style>
    <style:style style:name="P17" style:family="paragraph" style:parent-style-name="Table_20_Contents">
      <style:text-properties style:font-name="Segoe UI" fo:font-size="11pt" officeooo:rsid="003301bf" officeooo:paragraph-rsid="0013ba54" style:font-size-asian="11pt" style:font-size-complex="11pt"/>
    </style:style>
    <style:style style:name="P18" style:family="paragraph" style:parent-style-name="Standard">
      <style:text-properties style:font-name="Segoe UI" fo:font-size="11pt" officeooo:paragraph-rsid="0013ba54"/>
    </style:style>
    <style:style style:name="P19" style:family="paragraph" style:parent-style-name="Table_20_Contents">
      <style:text-properties style:font-name="Segoe UI" fo:font-size="11pt" officeooo:rsid="003d8aaa" officeooo:paragraph-rsid="0013ba54" style:font-size-asian="11pt" style:font-size-complex="11pt"/>
    </style:style>
    <style:style style:name="P20" style:family="paragraph" style:parent-style-name="Table_20_Contents">
      <style:text-properties style:font-name="Segoe UI" fo:font-size="11pt" officeooo:rsid="003e57a6" officeooo:paragraph-rsid="0013ba54" style:font-size-asian="11pt" style:font-size-complex="11pt"/>
    </style:style>
    <style:style style:name="P21" style:family="paragraph" style:parent-style-name="Table_20_Contents">
      <style:text-properties style:font-name="Segoe UI" fo:font-size="11pt" officeooo:rsid="0047c8a2" officeooo:paragraph-rsid="0013ba54" style:font-size-asian="11pt" style:font-size-complex="11pt"/>
    </style:style>
    <style:style style:name="P22" style:family="paragraph" style:parent-style-name="Table_20_Contents">
      <style:text-properties fo:color="#000000" loext:opacity="100%" style:font-name="Segoe UI" fo:font-size="11pt" officeooo:paragraph-rsid="0013ba54" fo:background-color="transparent" style:font-size-asian="11pt" style:font-size-complex="11pt"/>
    </style:style>
    <style:style style:name="P23" style:family="paragraph" style:parent-style-name="Standard">
      <style:text-properties fo:color="#000000" loext:opacity="100%" style:font-name="Segoe UI" fo:font-size="11pt" officeooo:paragraph-rsid="0013ba54" fo:background-color="transparent"/>
    </style:style>
    <style:style style:name="P24" style:family="paragraph" style:parent-style-name="Standard">
      <style:text-properties fo:color="#355269" loext:opacity="100%" style:font-name="Segoe UI" fo:font-size="11pt" officeooo:paragraph-rsid="0013ba54" fo:background-color="transparent" style:font-size-asian="11pt" style:font-size-complex="11pt"/>
    </style:style>
    <style:style style:name="P25" style:family="paragraph" style:parent-style-name="Standard">
      <style:text-properties fo:color="#cccccc" loext:opacity="100%" style:font-name="Consolas" fo:font-size="10.5pt" officeooo:paragraph-rsid="0013ba54" fo:background-color="#1f1f1f" style:font-size-asian="11pt" style:font-size-complex="11pt"/>
    </style:style>
    <style:style style:name="P26" style:family="paragraph" style:parent-style-name="Heading_20_1">
      <style:text-properties fo:color="#355269" loext:opacity="100%" style:font-name="Segoe UI" officeooo:paragraph-rsid="003387d1"/>
    </style:style>
    <style:style style:name="P27" style:family="paragraph" style:parent-style-name="Table_20_Contents">
      <style:text-properties fo:color="#355269" loext:opacity="100%" style:font-name="Segoe UI" fo:font-size="11pt" fo:font-weight="bold" officeooo:rsid="00370939" officeooo:paragraph-rsid="003387d1" style:font-size-asian="11pt" style:font-weight-asian="bold" style:font-size-complex="11pt" style:font-weight-complex="bold"/>
    </style:style>
    <style:style style:name="P28" style:family="paragraph" style:parent-style-name="Table_20_Contents">
      <style:text-properties style:font-name="Segoe UI" fo:font-size="11pt" officeooo:rsid="00370939" officeooo:paragraph-rsid="003387d1" style:font-size-asian="11pt" style:font-size-complex="11pt"/>
    </style:style>
    <style:style style:name="P29" style:family="paragraph" style:parent-style-name="Table_20_Contents">
      <style:text-properties style:font-name="Segoe UI" fo:font-size="11pt" officeooo:rsid="0038cc8b" officeooo:paragraph-rsid="003387d1" style:font-size-asian="11pt" style:font-size-complex="11pt"/>
    </style:style>
    <style:style style:name="P30" style:family="paragraph" style:parent-style-name="Table_20_Contents">
      <style:text-properties style:font-name="Segoe UI" fo:font-size="11pt" officeooo:paragraph-rsid="003387d1" style:font-size-asian="11pt" style:font-size-complex="11pt"/>
    </style:style>
    <style:style style:name="P31" style:family="paragraph" style:parent-style-name="Standard">
      <style:paragraph-properties fo:text-align="start" style:justify-single-word="false"/>
      <style:text-properties fo:color="#000000" loext:opacity="100%" style:font-name="Segoe UI" fo:font-size="11pt" officeooo:rsid="01977b0d" officeooo:paragraph-rsid="003387d1" style:font-size-asian="11pt" style:font-size-complex="11pt"/>
    </style:style>
    <style:style style:name="T1" style:family="text">
      <style:text-properties fo:color="#000000" loext:opacity="100%" fo:background-color="transparent" loext:char-shading-value="0"/>
    </style:style>
    <style:style style:name="T2" style:family="text">
      <style:text-properties fo:color="#000000" loext:opacity="100%" officeooo:rsid="001e996b" fo:background-color="transparent" loext:char-shading-value="0"/>
    </style:style>
    <style:style style:name="T3" style:family="text">
      <style:text-properties fo:font-weight="bold" fo:background-color="transparent" loext:char-shading-value="0" style:font-weight-asian="bold" style:font-weight-complex="bold"/>
    </style:style>
    <style:style style:name="T4" style:family="text">
      <style:text-properties fo:color="#000000" loext:opacity="100%" fo:font-weight="bold" fo:background-color="transparent" loext:char-shading-value="0" style:font-weight-asian="bold" style:font-weight-complex="bold"/>
    </style:style>
    <style:style style:name="T5" style:family="text">
      <style:text-properties fo:color="#000000" loext:opacity="100%" fo:font-weight="normal" fo:background-color="transparent" loext:char-shading-value="0" style:font-weight-asian="normal" style:font-weight-complex="normal"/>
    </style:style>
    <style:style style:name="T6" style:family="text">
      <style:text-properties fo:color="#000000" loext:opacity="100%" fo:font-weight="normal" officeooo:rsid="001e996b" fo:background-color="transparent" loext:char-shading-value="0" style:font-weight-asian="normal" style:font-weight-complex="normal"/>
    </style:style>
    <style:style style:name="T7" style:family="text">
      <style:text-properties fo:color="#000000" loext:opacity="100%" fo:font-weight="normal" officeooo:rsid="002061e2" fo:background-color="transparent" loext:char-shading-value="0" style:font-weight-asian="normal" style:font-weight-complex="normal"/>
    </style:style>
    <style:style style:name="T8" style:family="text">
      <style:text-properties fo:color="#000000" loext:opacity="100%" fo:font-weight="normal" officeooo:rsid="002219bd" fo:background-color="transparent" loext:char-shading-value="0" style:font-weight-asian="normal" style:font-weight-complex="normal"/>
    </style:style>
    <style:style style:name="T9" style:family="text">
      <style:text-properties fo:color="#000000" loext:opacity="100%" fo:font-weight="normal" officeooo:rsid="0022b45b" fo:background-color="transparent" loext:char-shading-value="0" style:font-weight-asian="normal" style:font-weight-complex="normal"/>
    </style:style>
    <style:style style:name="T10" style:family="text">
      <style:text-properties fo:color="#000000" loext:opacity="100%" fo:language="en" fo:country="US" fo:font-weight="normal" officeooo:rsid="0022b45b" fo:background-color="transparent" loext:char-shading-value="0" style:font-weight-asian="normal" style:font-weight-complex="normal"/>
    </style:style>
    <style:style style:name="T11" style:family="text">
      <style:text-properties fo:font-weight="normal" fo:background-color="transparent" loext:char-shading-value="0" style:font-weight-asian="normal" style:font-weight-complex="normal"/>
    </style:style>
    <style:style style:name="T12" style:family="text">
      <style:text-properties fo:language="en" fo:country="AU" fo:font-weight="normal" fo:background-color="transparent" loext:char-shading-value="0" style:font-weight-asian="normal" style:font-weight-complex="normal"/>
    </style:style>
    <style:style style:name="T13" style:family="text">
      <style:text-properties fo:language="en" fo:country="US" fo:font-weight="normal" fo:background-color="transparent" loext:char-shading-value="0" style:font-weight-asian="normal" style:font-weight-complex="normal"/>
    </style:style>
    <style:style style:name="T14" style:family="text">
      <style:text-properties fo:font-size="11pt" fo:font-weight="normal" officeooo:rsid="002e269f" fo:background-color="transparent" loext:char-shading-value="0" style:font-size-asian="11pt" style:font-weight-asian="normal" style:font-size-complex="11pt" style:font-weight-complex="normal"/>
    </style:style>
    <style:style style:name="T15" style:family="text">
      <style:text-properties fo:font-size="11pt" fo:language="en" fo:country="US" fo:font-weight="normal" officeooo:rsid="002e269f" fo:background-color="transparent" loext:char-shading-value="0" style:font-size-asian="11pt" style:font-weight-asian="normal" style:font-size-complex="11pt" style:font-weight-complex="normal"/>
    </style:style>
    <style:style style:name="T16" style:family="text">
      <style:text-properties fo:font-size="11pt" fo:language="tr" fo:country="TR" fo:font-weight="normal" officeooo:rsid="002e269f" fo:background-color="transparent" loext:char-shading-value="0" style:font-size-asian="11pt" style:font-weight-asian="normal" style:font-size-complex="11pt" style:font-weight-complex="normal"/>
    </style:style>
    <style:style style:name="T17" style:family="text">
      <style:text-properties fo:font-size="11pt" fo:language="tr" fo:country="TR" fo:font-weight="normal" fo:background-color="transparent" loext:char-shading-value="0" style:font-size-asian="11pt" style:font-weight-asian="normal" style:font-size-complex="11pt" style:font-weight-complex="normal"/>
    </style:style>
    <style:style style:name="T18" style:family="text">
      <style:text-properties fo:font-size="11pt" fo:language="en" fo:country="US" fo:font-weight="normal" fo:background-color="transparent" loext:char-shading-value="0" style:font-size-asian="11pt" style:font-weight-asian="normal" style:font-size-complex="11pt" style:font-weight-complex="normal"/>
    </style:style>
    <style:style style:name="T19" style:family="text">
      <style:text-properties fo:font-size="11pt" fo:language="tr" fo:country="TR" fo:font-weight="normal" officeooo:rsid="00398324" fo:background-color="transparent" loext:char-shading-value="0" style:font-size-asian="11pt" style:font-weight-asian="normal" style:font-size-complex="11pt" style:font-weight-complex="normal"/>
    </style:style>
    <style:style style:name="T20" style:family="text">
      <style:text-properties officeooo:rsid="002e6b33"/>
    </style:style>
    <style:style style:name="T21" style:family="text">
      <style:text-properties fo:language="en" fo:country="AU" officeooo:rsid="002e6b33"/>
    </style:style>
    <style:style style:name="T22" style:family="text">
      <style:text-properties fo:language="tr" fo:country="TR" officeooo:rsid="002e6b33"/>
    </style:style>
    <style:style style:name="T23" style:family="text">
      <style:text-properties fo:language="en" fo:country="US" officeooo:rsid="002e6b33"/>
    </style:style>
    <style:style style:name="T24" style:family="text">
      <style:text-properties fo:color="#355269" loext:opacity="100%"/>
    </style:style>
    <style:style style:name="T25" style:family="text">
      <style:text-properties style:font-size-asian="11pt" style:font-size-complex="11pt"/>
    </style:style>
    <style:style style:name="T26" style:family="text">
      <style:text-properties fo:color="#355269" loext:opacity="100%" style:font-size-asian="11pt" style:font-size-complex="11pt"/>
    </style:style>
    <style:style style:name="T27" style:family="text">
      <style:text-properties fo:font-weight="normal"/>
    </style:style>
    <style:style style:name="T28" style:family="text">
      <style:text-properties fo:color="#355269" loext:opacity="100%" fo:font-weight="normal"/>
    </style:style>
    <style:style style:name="T29" style:family="text">
      <style:text-properties fo:color="#355269" loext:opacity="100%" fo:language="en" fo:country="US"/>
    </style:style>
    <style:style style:name="T30" style:family="text">
      <style:text-properties fo:language="en" fo:country="US" officeooo:rsid="002ef4bb"/>
    </style:style>
    <style:style style:name="T31" style:family="text">
      <style:text-properties fo:color="#000000" loext:opacity="100%" fo:font-weight="normal" fo:background-color="transparent" loext:char-shading-value="0" style:font-size-asian="11pt" style:font-size-complex="11pt"/>
    </style:style>
    <style:style style:name="T32" style:family="text">
      <style:text-properties fo:color="#355269" loext:opacity="100%" fo:font-weight="normal" fo:background-color="transparent" loext:char-shading-value="0" style:font-size-asian="11pt" style:font-size-complex="11pt"/>
    </style:style>
    <style:style style:name="T33" style:family="text">
      <style:text-properties fo:color="#000000" loext:opacity="100%"/>
    </style:style>
    <style:style style:name="T34" style:family="text">
      <style:text-properties fo:color="#355269" loext:opacity="100%" fo:font-weight="normal" fo:background-color="transparent" loext:char-shading-value="0"/>
    </style:style>
    <style:style style:name="T35" style:family="text">
      <style:text-properties fo:language="en" fo:country="US"/>
    </style:style>
    <style:style style:name="T36" style:family="text">
      <style:text-properties fo:color="#355269" loext:opacity="100%" fo:language="en" fo:country="US" fo:font-weight="normal"/>
    </style:style>
    <style:style style:name="T37" style:family="text">
      <style:text-properties fo:color="#000000" loext:opacity="100%" fo:font-weight="normal" fo:background-color="transparent" loext:char-shading-value="0"/>
    </style:style>
    <style:style style:name="T38" style:family="text">
      <style:text-properties fo:font-weight="normal" style:font-size-asian="11pt" style:font-size-complex="11pt"/>
    </style:style>
    <style:style style:name="T39" style:family="text">
      <style:text-properties fo:color="#355269" loext:opacity="100%" fo:font-weight="normal" style:font-size-asian="11pt" style:font-size-complex="11pt"/>
    </style:style>
    <style:style style:name="T40" style:family="text">
      <style:text-properties fo:color="#000000" loext:opacity="100%" style:font-name="Segoe UI" fo:font-size="11pt" fo:font-weight="normal" fo:background-color="transparent" loext:char-shading-value="0"/>
    </style:style>
    <style:style style:name="T41" style:family="text">
      <style:text-properties fo:color="#355269" loext:opacity="100%" style:font-name="Segoe UI" fo:font-size="11pt" fo:font-weight="normal" fo:background-color="transparent" loext:char-shading-value="0"/>
    </style:style>
    <style:style style:name="T42" style:family="text">
      <style:text-properties fo:color="#355269" loext:opacity="100%" style:font-name="Segoe UI" fo:font-size="11pt" fo:language="en" fo:country="US" fo:font-weight="normal" fo:background-color="transparent" loext:char-shading-value="0"/>
    </style:style>
    <style:style style:name="T43" style:family="text">
      <style:text-properties fo:color="#355269" loext:opacity="100%" fo:font-weight="normal" officeooo:rsid="00ffde61" style:font-size-asian="11pt" style:font-size-complex="11pt"/>
    </style:style>
    <style:style style:name="T44" style:family="text">
      <style:text-properties officeooo:rsid="008c5d4a"/>
    </style:style>
    <style:style style:name="T45" style:family="text">
      <style:text-properties fo:color="#355269" loext:opacity="100%" fo:font-weight="normal" officeooo:rsid="005ba8db"/>
    </style:style>
    <style:style style:name="T46" style:family="text">
      <style:text-properties fo:language="tr" fo:country="TR"/>
    </style:style>
    <style:style style:name="T47" style:family="text">
      <style:text-properties officeooo:rsid="00211195"/>
    </style:style>
    <style:style style:name="T48" style:family="text">
      <style:text-properties officeooo:rsid="00112cd9"/>
    </style:style>
    <style:style style:name="T49" style:family="text">
      <style:text-properties officeooo:rsid="0284faa0"/>
    </style:style>
    <style:style style:name="T50" style:family="text">
      <style:text-properties officeooo:rsid="0071b936"/>
    </style:style>
    <style:style style:name="T51" style:family="text">
      <style:text-properties officeooo:rsid="005873ce"/>
    </style:style>
    <style:style style:name="T52" style:family="text">
      <style:text-properties officeooo:rsid="00f62e00"/>
    </style:style>
    <style:style style:name="T53" style:family="text">
      <style:text-properties officeooo:rsid="0285364e"/>
    </style:style>
    <style:style style:name="T54" style:family="text">
      <style:text-properties officeooo:rsid="0038cc8b"/>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loext:decorative="false" style:run-through="foreground" style:wrap="dynamic" style:number-wrapped-paragraphs="no-limit" style:wrap-contour="true" style:wrap-contour-mode="full" style:vertical-pos="from-top" style:vertical-rel="paragraph" style:horizontal-pos="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ta Mesajları ve Sebepleri</text:p>
      <text:p text:style-name="P2"><draw:line text:anchor-type="paragraph" draw:z-index="0" draw:name="Yatay çizgi 1" draw:style-name="gr1" draw:text-style-name="P3" svg:x1="0cm" svg:y1="0.399cm" svg:x2="16.997cm" svg:y2="0.399cm"><text:p/></draw:line></text:p>
      <text:p text:style-name="P4"><text:span text:style-name="T1"><text:tab/>Bu </text:span><text:span text:style-name="T2">doküman,</text:span><text:span text:style-name="T1"> </text:span><text:span text:style-name="T3">Image Resizer</text:span><text:span text:style-name="T4"> </text:span><text:span text:style-name="T5">programın</text:span><text:span text:style-name="T6">da</text:span><text:span text:style-name="T5"> </text:span><text:span text:style-name="T6">karşılaşılabilecek hata mesajlarını ve bunların olası sebeplerini açıklamaktadır. </text:span><text:span text:style-name="T7">Hata mesajları, kullanıcını program ile etkileşimi sırasında karşılaştığı sorunları anlamasına ve çözmesine yardımcı olmak amacıyla detaylı bir şekilde ele alınmıştır. </text:span><text:span text:style-name="T8">Her hata mesajı için, olası sebep ve çözüm önerileri sunulmuştur. </text:span></text:p>
      <text:p text:style-name="P4"><text:span text:style-name="T8"><text:tab/></text:span><text:span text:style-name="T9">Aşağıda, “</text:span><text:span text:style-name="T10">Reset</text:span><text:span text:style-name="T9"> File </text:span><text:span text:style-name="T10">Path</text:span><text:span text:style-name="T9">”, “</text:span><text:span text:style-name="T10">Select</text:span><text:span text:style-name="T9"> File”, “Image Gridding”, “Image </text:span><text:span text:style-name="T10">Resizing</text:span><text:span text:style-name="T9">” işlemleriyle ilgili hata mesajları ve bu mesajların çözümleri yer almaktadır.</text:span></text:p>
      <text:p text:style-name="P4"><text:span text:style-name="T9"/></text:p>
      <text:list text:style-name="L1">
        <text:list-item>
          <text:p text:style-name="P5"><text:a xlink:type="simple" xlink:href="#0.1.1.(0) Reset File Path|outline" text:style-name="Internet_20_link" text:visited-style-name="Visited_20_Internet_20_Link"><text:span text:style-name="T11">(0) </text:span><text:span text:style-name="T12">Reset</text:span><text:span text:style-name="T11"> File </text:span><text:span text:style-name="T13">Path</text:span></text:a></text:p>
        </text:list-item>
        <text:list-item>
          <text:p text:style-name="P5"><text:a xlink:type="simple" xlink:href="#(1) Select File|outline" text:style-name="Internet_20_link" text:visited-style-name="Visited_20_Internet_20_Link"><text:span text:style-name="T11">(1) </text:span><text:span text:style-name="T13">Select</text:span><text:span text:style-name="T11"> File</text:span></text:a></text:p>
        </text:list-item>
        <text:list-item>
          <text:p text:style-name="P5"><text:a xlink:type="simple" xlink:href="#(2) Image Gridding|outline" text:style-name="Internet_20_link" text:visited-style-name="Visited_20_Internet_20_Link"><text:span text:style-name="T11">(2) Image Gridding</text:span></text:a></text:p>
        </text:list-item>
        <text:list-item>
          <text:p text:style-name="P6"><text:a xlink:type="simple" xlink:href="#(3) Image Resizing|outline" text:style-name="Internet_20_link" text:visited-style-name="Visited_20_Internet_20_Link"><text:span text:style-name="T14">(3) Image </text:span><text:span text:style-name="T15">Resizing</text:span></text:a></text:p>
        </text:list-item>
        <text:list-item>
          <text:p text:style-name="P7"><text:a xlink:type="simple" xlink:href="#4.Versiyon Takip Tablosu|outline" text:style-name="Internet_20_link" text:visited-style-name="Visited_20_Internet_20_Link"><text:span text:style-name="T16">V</text:span><text:span text:style-name="T17">ersiyon</text:span><text:span text:style-name="T18"> </text:span><text:span text:style-name="T17">Takip</text:span><text:span text:style-name="T18"> </text:span><text:span text:style-name="T19">T</text:span><text:span text:style-name="T17">ablosu</text:span></text:a></text:p>
        </text:list-item>
      </text:list>
      <text:p text:style-name="P8"><text:span text:style-name="T18"/></text:p>
      <text:h text:style-name="P9" text:outline-level="1">(<text:span text:style-name="T20">0</text:span>) <text:span text:style-name="T21">Reset</text:span><text:span text:style-name="T22"> File </text:span><text:span text:style-name="T23">Path</text:span></text:h>
      <table:table table:name="Tablo3" table:style-name="Tablo3">
        <table:table-column table:style-name="Tablo3.A"/>
        <table:table-column table:style-name="Tablo3.B" table:number-columns-repeated="2"/>
        <table:table-row>
          <table:table-cell table:style-name="Tablo3.A1" office:value-type="string">
            <text:p text:style-name="P10">Hata Mesajı</text:p>
          </table:table-cell>
          <table:table-cell table:style-name="Tablo3.A1" office:value-type="string">
            <text:p text:style-name="P10">Sebebi</text:p>
          </table:table-cell>
          <table:table-cell table:style-name="Tablo3.C1" office:value-type="string">
            <text:p text:style-name="P10">Çözüm</text:p>
          </table:table-cell>
        </table:table-row>
        <table:table-row>
          <table:table-cell table:style-name="Tablo3.A2" office:value-type="string">
            <text:p text:style-name="P11">(!) Kayıtlı dosya yolunu okuma başarısız: <text:span text:style-name="T24">Dosya adı boş bir metin olamaz.</text:span></text:p>
          </table:table-cell>
          <table:table-cell table:style-name="Tablo3.A2" office:value-type="string">
            <text:p text:style-name="P12">Dosya adı belirtilmemiş veya boş bir metin. </text:p>
          </table:table-cell>
          <table:table-cell table:style-name="Tablo3.C2" office:value-type="string">
            <text:p text:style-name="P12">Geçerli bir dosya adı girildiğinden emin olun. </text:p>
          </table:table-cell>
        </table:table-row>
        <table:table-row>
          <table:table-cell table:style-name="Tablo3.A2" office:value-type="string">
            <text:p text:style-name="P11">(!) Kayıtlı dosya yolunu okuma başarısız: <text:span text:style-name="T24">Dosya yolu boş veya geçersiz:</text:span></text:p>
          </table:table-cell>
          <table:table-cell table:style-name="Tablo3.A2" office:value-type="string">
            <text:p text:style-name="P12">Dosya yolu belirtilmemiş ya da hatalı bir biçimde girilmiş. </text:p>
          </table:table-cell>
          <table:table-cell table:style-name="Tablo3.C2" office:value-type="string">
            <text:p text:style-name="P12">Geçerli ve doğru bir dosya yolu belirtin. </text:p>
          </table:table-cell>
        </table:table-row>
        <table:table-row>
          <table:table-cell table:style-name="Tablo3.A2" office:value-type="string">
            <text:p text:style-name="P11">(!) Kayıtlı dosya yolunu okuma başarısız: <text:span text:style-name="T24">Belirtilen dosya bulunamadı:</text:span></text:p>
          </table:table-cell>
          <table:table-cell table:style-name="Tablo3.A2" office:value-type="string">
            <text:p text:style-name="P12">Dosya belirtilen konumda mevcut değil. </text:p>
          </table:table-cell>
          <table:table-cell table:style-name="Tablo3.C2" office:value-type="string">
            <text:p text:style-name="P12">Dosyanın doğru konumda olduğundan ve dosya yolunun doğru yazıldığından emin olun. </text:p>
          </table:table-cell>
        </table:table-row>
        <table:table-row>
          <table:table-cell table:style-name="Tablo3.A2" office:value-type="string">
            <text:p text:style-name="P11">(!) Kayıtlı dosya yolunu okuma başarısız: <text:span text:style-name="T24">Dosya okunabilir değil:</text:span></text:p>
          </table:table-cell>
          <table:table-cell table:style-name="Tablo3.A2" office:value-type="string">
            <text:p text:style-name="P12">Dosyaya erişim yetkisi yok ya da dosya hasarlı. </text:p>
          </table:table-cell>
          <table:table-cell table:style-name="Tablo3.C2" office:value-type="string">
            <text:p text:style-name="P12">Dosyanın okunabilir olduğundan ve gerekli izinlere sahip olduğunuzdan emin olun. </text:p>
          </table:table-cell>
        </table:table-row>
        <table:table-row>
          <table:table-cell table:style-name="Tablo3.A2" office:value-type="string">
            <text:p text:style-name="P13"><text:span text:style-name="T25">(!) Kayıtlı dosya yolunu okuma başarısız: </text:span><text:span text:style-name="T26">Dosya okuma sırasında beklenmedik bir hata oluştu: </text:span></text:p>
          </table:table-cell>
          <table:table-cell table:style-name="Tablo3.A2" office:value-type="string">
            <text:p text:style-name="P12">Okuma işlemi sırasında beklenmeyen bir hata oluştu. </text:p>
          </table:table-cell>
          <table:table-cell table:style-name="Tablo3.C2" office:value-type="string">
            <text:p text:style-name="P12">Hatanın detaylarını kontrol edin ve gerekirse destek alın. </text:p>
          </table:table-cell>
        </table:table-row>
        <table:table-row>
          <table:table-cell table:style-name="Tablo3.A2" office:value-type="string">
            <text:p text:style-name="P14"><text:span text:style-name="T27">(!) Dosya yolu sıfırlama işlemi </text:span><text:soft-page-break/><text:span text:style-name="T27">başarısız: </text:span><text:span text:style-name="T28">Dosya yolu boş veya geçersiz:</text:span></text:p>
          </table:table-cell>
          <table:table-cell table:style-name="Tablo3.A2" office:value-type="string">
            <text:p text:style-name="P12">Dosya yolu belirtilmemiş ya da <text:soft-page-break/>hatalı girilmiş. </text:p>
          </table:table-cell>
          <table:table-cell table:style-name="Tablo3.C2" office:value-type="string">
            <text:p text:style-name="P12">Geçerli ve doğru bir dosya yolu <text:soft-page-break/>sağlayın. </text:p>
          </table:table-cell>
        </table:table-row>
        <table:table-row>
          <table:table-cell table:style-name="Tablo3.A2" office:value-type="string">
            <text:p text:style-name="P14"><text:span text:style-name="T27">(!) Dosya yolu sıfırlama işlemi başarısız: </text:span><text:span text:style-name="T28">Belirtilen dosya bulunamadı:</text:span></text:p>
          </table:table-cell>
          <table:table-cell table:style-name="Tablo3.A2" office:value-type="string">
            <text:p text:style-name="P12">Dosya belirtilen konumda mevcut değil. </text:p>
          </table:table-cell>
          <table:table-cell table:style-name="Tablo3.C2" office:value-type="string">
            <text:p text:style-name="P12">Dosyanın doğru konumda olduğundan ve dosya yolunun doğru yazıldığından emin olun. </text:p>
          </table:table-cell>
        </table:table-row>
        <table:table-row>
          <table:table-cell table:style-name="Tablo3.A2" office:value-type="string">
            <text:p text:style-name="P14"><text:span text:style-name="T27">(!) Dosya yolu sıfırlama işlemi başarısız: </text:span><text:span text:style-name="T28">Dosya yazma sırasında beklenmedik bir hata oluştu:</text:span></text:p>
          </table:table-cell>
          <table:table-cell table:style-name="Tablo3.A2" office:value-type="string">
            <text:p text:style-name="P12">Dosya yazma işlemi sırasında beklenmeyen bir hata oluştu. </text:p>
          </table:table-cell>
          <table:table-cell table:style-name="Tablo3.C2" office:value-type="string">
            <text:p text:style-name="P12">Hatanın detaylarını kontrol edin ve gerekirse destek alın. </text:p>
          </table:table-cell>
        </table:table-row>
      </table:table>
      <text:p text:style-name="P15"/>
      <text:h text:style-name="P9" text:outline-level="1">(<text:span text:style-name="T20">1</text:span>) <text:span text:style-name="T23">Select</text:span><text:span text:style-name="T22"> File</text:span></text:h>
      <table:table table:name="Tablo4" table:style-name="Tablo4">
        <table:table-column table:style-name="Tablo4.A"/>
        <table:table-column table:style-name="Tablo4.B" table:number-columns-repeated="2"/>
        <table:table-row>
          <table:table-cell table:style-name="Tablo4.A1" office:value-type="string">
            <text:p text:style-name="P10">Hata Mesajı</text:p>
          </table:table-cell>
          <table:table-cell table:style-name="Tablo4.A1" office:value-type="string">
            <text:p text:style-name="P10">Sebebi</text:p>
          </table:table-cell>
          <table:table-cell table:style-name="Tablo4.C1" office:value-type="string">
            <text:p text:style-name="P10">Çözüm</text:p>
          </table:table-cell>
        </table:table-row>
        <table:table-row>
          <table:table-cell table:style-name="Tablo4.A2" office:value-type="string">
            <text:p text:style-name="P11">(!) Kayıtlı dosya yolunu okuma başarısız: <text:span text:style-name="T24">Dosya adı boş bir metin olamaz.</text:span></text:p>
          </table:table-cell>
          <table:table-cell table:style-name="Tablo4.A2" office:value-type="string">
            <text:p text:style-name="P12">Dosya adı boş bırakılmış. </text:p>
          </table:table-cell>
          <table:table-cell table:style-name="Tablo4.C2" office:value-type="string">
            <text:p text:style-name="P12">Dosya adı alanını doldurduğunuzdan emin olun. </text:p>
          </table:table-cell>
        </table:table-row>
        <table:table-row table:style-name="Tablo4.3">
          <table:table-cell table:style-name="Tablo4.A2" office:value-type="string">
            <text:p text:style-name="P14"><text:span text:style-name="T27">(!) Kayıtlı dosya yolunu okuma başarısız: <text:s/></text:span><text:span text:style-name="T28">Dosya yolu boş veya geçersiz:</text:span></text:p>
          </table:table-cell>
          <table:table-cell table:style-name="Tablo4.A2" office:value-type="string">
            <text:p text:style-name="P12">Geçerli bir dosya yolu girilmemiş. </text:p>
          </table:table-cell>
          <table:table-cell table:style-name="Tablo4.C2" office:value-type="string">
            <text:p text:style-name="P12">Geçerli bir dosya yolu belirtin. </text:p>
          </table:table-cell>
        </table:table-row>
        <table:table-row table:style-name="Tablo4.4">
          <table:table-cell table:style-name="Tablo4.A2" office:value-type="string">
            <text:p text:style-name="P14"><text:span text:style-name="T27">(!) Kayıtlı dosya yolunu okuma başarısız: </text:span><text:span text:style-name="T28">Belirtilen dosya bulunamadı:</text:span></text:p>
          </table:table-cell>
          <table:table-cell table:style-name="Tablo4.A2" office:value-type="string">
            <text:p text:style-name="P12">Dosya belirtilen konumda yok. </text:p>
          </table:table-cell>
          <table:table-cell table:style-name="Tablo4.C2" office:value-type="string">
            <text:p text:style-name="P12">Dosyanın belirtilen yolda olduğundan emin olun. </text:p>
          </table:table-cell>
        </table:table-row>
        <table:table-row>
          <table:table-cell table:style-name="Tablo4.A2" office:value-type="string">
            <text:p text:style-name="P14"><text:span text:style-name="T27">(!) Kayıtlı dosya yolunu okuma başarısız: </text:span><text:span text:style-name="T28">Dosya okunabilir değil:</text:span></text:p>
          </table:table-cell>
          <table:table-cell table:style-name="Tablo4.A2" office:value-type="string">
            <text:p text:style-name="P16">Düzenlenecek görsel dosyası <text:span text:style-name="Source_20_Text"><text:span text:style-name="T29">images</text:span></text:span> klasöründe değil ya da adı yanlış girilmiş. </text:p>
          </table:table-cell>
          <table:table-cell table:style-name="Tablo4.C2" office:value-type="string">
            <text:p text:style-name="P17">Görsel dosyasının <text:span text:style-name="Source_20_Text"><text:span text:style-name="T29">images</text:span></text:span> klasöründe olduğundan ve dosya isminin doğru girildiğinden emin olun. </text:p>
          </table:table-cell>
        </table:table-row>
        <table:table-row table:style-name="Tablo4.6">
          <table:table-cell table:style-name="Tablo4.A2" office:value-type="string">
            <text:p text:style-name="P14"><text:span text:style-name="T27">(!) Kayıtlı dosya yolunu okuma başarısız: </text:span><text:span text:style-name="T28">Dosya okuma sırasında beklenmedik bir hata oluştu:</text:span></text:p>
          </table:table-cell>
          <table:table-cell table:style-name="Tablo4.A2" office:value-type="string">
            <text:p text:style-name="P12">Bilinmeyen bir hata oluştu. </text:p>
            <text:p text:style-name="P12"/>
          </table:table-cell>
          <table:table-cell table:style-name="Tablo4.C2" office:value-type="string">
            <text:p text:style-name="P12">Hatanın detaylarını kontrol edin ve gerekirse destek alın. </text:p>
          </table:table-cell>
        </table:table-row>
        <table:table-row table:style-name="Tablo4.7">
          <table:table-cell table:style-name="Tablo4.A2" office:value-type="string">
            <text:p text:style-name="P14"><text:span text:style-name="T27">(!) Yeni dosya adı geçersiz: </text:span><text:span text:style-name="T28">Dosya adı boş bir metin olamaz.</text:span></text:p>
          </table:table-cell>
          <table:table-cell table:style-name="Tablo4.A2" office:value-type="string">
            <text:p text:style-name="P12">Dosya adı boş bırakılmış. </text:p>
          </table:table-cell>
          <table:table-cell table:style-name="Tablo4.C2" office:value-type="string">
            <text:p text:style-name="P12">Yeni dosya adı alanını doldurun. </text:p>
          </table:table-cell>
        </table:table-row>
        <table:table-row>
          <table:table-cell table:style-name="Tablo4.A2" office:value-type="string">
            <text:p text:style-name="P14"><text:span text:style-name="T27">(!) Yeni dosya yolu kayıt işlemi başarısız: </text:span><text:span text:style-name="T28">Dosya yolu boş veya geçersiz:</text:span></text:p>
          </table:table-cell>
          <table:table-cell table:style-name="Tablo4.A2" office:value-type="string">
            <text:p text:style-name="P12">Geçerli bir dosya yolu girilmemiş. </text:p>
          </table:table-cell>
          <table:table-cell table:style-name="Tablo4.C2" office:value-type="string">
            <text:p text:style-name="P12">Geçerli bir dosya yolu belirleyin. </text:p>
          </table:table-cell>
        </table:table-row>
        <table:table-row>
          <table:table-cell table:style-name="Tablo4.A2" office:value-type="string">
            <text:p text:style-name="P14"><text:span text:style-name="T27">(!) Yeni dosya yolu kayıt işlemi başarısız: </text:span><text:span text:style-name="T28">Belirtilen dosya bulunamadı:</text:span></text:p>
          </table:table-cell>
          <table:table-cell table:style-name="Tablo4.A2" office:value-type="string">
            <text:p text:style-name="P12">Dosya belirtilen konumda yok. </text:p>
          </table:table-cell>
          <table:table-cell table:style-name="Tablo4.C2" office:value-type="string">
            <text:p text:style-name="P12">Dosyanın belirtilen yolda olduğundan emin olun </text:p>
          </table:table-cell>
        </table:table-row>
        <table:table-row>
          <table:table-cell table:style-name="Tablo4.A2" office:value-type="string">
            <text:p text:style-name="P14"><text:span text:style-name="T27">(!) Yeni dosya yolu kayıt işlemi başarısız: </text:span><text:span text:style-name="T28">Dosya yazma sırasında beklenmedik bir hata oluştu:</text:span></text:p>
          </table:table-cell>
          <table:table-cell table:style-name="Tablo4.A2" office:value-type="string">
            <text:p text:style-name="P12">Bilinmeyen bir hata oluştu. </text:p>
          </table:table-cell>
          <table:table-cell table:style-name="Tablo4.C2" office:value-type="string">
            <text:p text:style-name="P12">Hatanın detaylarını kontrol edin ve gerekirse destek alın. </text:p>
          </table:table-cell>
        </table:table-row>
      </table:table>
      <text:p text:style-name="P15"/>
      <text:h text:style-name="P9" text:outline-level="1"><text:soft-page-break/>(<text:span text:style-name="T20">2</text:span>) Image <text:span text:style-name="T30">Gridding</text:span></text:h>
      <table:table table:name="Tablo2" table:style-name="Tablo2">
        <table:table-column table:style-name="Tablo2.A"/>
        <table:table-column table:style-name="Tablo2.B" table:number-columns-repeated="2"/>
        <table:table-row table:style-name="Tablo2.1">
          <table:table-cell table:style-name="Tablo2.A1" office:value-type="string">
            <text:p text:style-name="P10">Hata Mesajı</text:p>
          </table:table-cell>
          <table:table-cell table:style-name="Tablo2.A1" office:value-type="string">
            <text:p text:style-name="P10">Sebebi</text:p>
          </table:table-cell>
          <table:table-cell table:style-name="Tablo2.C1" office:value-type="string">
            <text:p text:style-name="P10">Çözüm</text:p>
          </table:table-cell>
        </table:table-row>
        <table:table-row>
          <table:table-cell table:style-name="Tablo2.A2" office:value-type="string">
            <text:p text:style-name="P18"><text:span text:style-name="T31">(!) Kayıtlı yol bilgisini okuma işlemi başarısız: </text:span><text:span text:style-name="T32">Dosya yolu boş veya geçersiz:</text:span></text:p>
          </table:table-cell>
          <table:table-cell table:style-name="Tablo2.A2" office:value-type="string">
            <text:p text:style-name="P12">Dosya yolu belirtilmemiş ya da hatalı girilmiş. </text:p>
          </table:table-cell>
          <table:table-cell table:style-name="Tablo2.C2" office:value-type="string">
            <text:p text:style-name="P12">Geçerli bir dosya yolu girildiğinden emin olun. </text:p>
          </table:table-cell>
        </table:table-row>
        <table:table-row>
          <table:table-cell table:style-name="Tablo2.A2" office:value-type="string">
            <text:p text:style-name="P11">(!) Kayıtlı yol bilgisini okuma işlemi başarısız: <text:span text:style-name="T24">Belirtilen dosya bulunamadı:</text:span></text:p>
          </table:table-cell>
          <table:table-cell table:style-name="Tablo2.A2" office:value-type="string">
            <text:p text:style-name="P12">Dosya belirtilen konumda mevcut değil. </text:p>
          </table:table-cell>
          <table:table-cell table:style-name="Tablo2.C2" office:value-type="string">
            <text:p text:style-name="P12">Dosyanın doğru konumda olduğundan ve dosya yolunun doğru yazıldığından emin olun. </text:p>
          </table:table-cell>
        </table:table-row>
        <table:table-row>
          <table:table-cell table:style-name="Tablo2.A2" office:value-type="string">
            <text:p text:style-name="P11">(!) Kayıtlı yol bilgisini okuma işlemi başarısız: <text:span text:style-name="T24">Dosya okunabilir değil:</text:span></text:p>
          </table:table-cell>
          <table:table-cell table:style-name="Tablo2.A2" office:value-type="string">
            <text:p text:style-name="P12">Dosyaya erişim yetkisi yok veya dosya hasarlı. </text:p>
          </table:table-cell>
          <table:table-cell table:style-name="Tablo2.C2" office:value-type="string">
            <text:p text:style-name="P12">Dosyanın okunabilir olduğundan ve gerekli izinlere sahip olduğunuzdan emin olun. </text:p>
          </table:table-cell>
        </table:table-row>
        <table:table-row>
          <table:table-cell table:style-name="Tablo2.A2" office:value-type="string">
            <text:p text:style-name="P11">(!) Kayıtlı yol bilgisini okuma işlemi başarısız: <text:span text:style-name="T24">Dosya okuma sırasında beklenmedik bir hata oluştu:</text:span></text:p>
          </table:table-cell>
          <table:table-cell table:style-name="Tablo2.A2" office:value-type="string">
            <text:p text:style-name="P12">Okuma işlemi sırasında beklenmeyen bir hata oluştu. </text:p>
          </table:table-cell>
          <table:table-cell table:style-name="Tablo2.C2" office:value-type="string">
            <text:p text:style-name="P12">Hatanın detaylarını kontrol edin ve gerekirse destek alın. </text:p>
          </table:table-cell>
        </table:table-row>
        <table:table-row>
          <table:table-cell table:style-name="Tablo2.A2" office:value-type="string">
            <text:p text:style-name="P12"><text:span text:style-name="T33">(!) Görsel dosyası okuma işlemi başarısız:</text:span><text:span text:style-name="T24"> </text:span><text:span text:style-name="T34">Dosya yolu boş veya geçersiz:</text:span></text:p>
          </table:table-cell>
          <table:table-cell table:style-name="Tablo2.A2" office:value-type="string">
            <text:p text:style-name="P19">Dosya yolu belirtilmemiş ya da hatalı girilmiş. </text:p>
          </table:table-cell>
          <table:table-cell table:style-name="Tablo2.C2" office:value-type="string">
            <text:p text:style-name="P20">Geçerli ve doğru bir dosya yolu girildiğinden emin olun. </text:p>
          </table:table-cell>
        </table:table-row>
        <table:table-row>
          <table:table-cell table:style-name="Tablo2.A2" office:value-type="string">
            <text:p text:style-name="P12">(!) Görsel dosyası okuma işlemi başarısız: <text:span text:style-name="T34">Belirtilen dosya bulunamadı:</text:span></text:p>
          </table:table-cell>
          <table:table-cell table:style-name="Tablo2.A2" office:value-type="string">
            <text:p text:style-name="P12">Geçerli ve doğru bir dosya yolu girildiğinden emin olun. </text:p>
          </table:table-cell>
          <table:table-cell table:style-name="Tablo2.C2" office:value-type="string">
            <text:p text:style-name="P12">Dosyanın doğru konumda olduğundan ve dosya yolunun doğru yazıldığından emin olun. </text:p>
          </table:table-cell>
        </table:table-row>
        <table:table-row>
          <table:table-cell table:style-name="Tablo2.A2" office:value-type="string">
            <text:p text:style-name="P12">(!) Görsel dosyası okuma işlemi başarısız: <text:span text:style-name="T24">Dosya okunabilir değil: </text:span></text:p>
          </table:table-cell>
          <table:table-cell table:style-name="Tablo2.A2" office:value-type="string">
            <text:p text:style-name="P19">Düzenlenecek bir görsel seçilmeden işlem yapılmaya çalışılmıştır. Eğer bir dosya seçildiyse ve hata devam ediyorsa, dosyanın okuma izni olmayabilir. </text:p>
          </table:table-cell>
          <table:table-cell table:style-name="Tablo2.C2" office:value-type="string">
            <text:p text:style-name="P20">“(1) <text:span text:style-name="T35">Select</text:span> File” menüsünden bir dosya seçin. Dosya seçimi doğruysa, dosyanın okuma izinlerini kontrol edin. </text:p>
          </table:table-cell>
        </table:table-row>
        <table:table-row>
          <table:table-cell table:style-name="Tablo2.A2" office:value-type="string">
            <text:p text:style-name="P12">(!) Görsel dosyası okuma işlemi başarısız: <text:span text:style-name="T34">Dosya okuma sırasında beklenmedik bir hata oluştu:</text:span></text:p>
          </table:table-cell>
          <table:table-cell table:style-name="Tablo2.A2" office:value-type="string">
            <text:p text:style-name="P19">Okuma işlemi sırasında beklenmeyen bir hata oluştu. </text:p>
          </table:table-cell>
          <table:table-cell table:style-name="Tablo2.C2" office:value-type="string">
            <text:p text:style-name="P20">Hatanın detaylarını kontrol edin ve gerekirse destek alın. </text:p>
          </table:table-cell>
        </table:table-row>
        <table:table-row>
          <table:table-cell table:style-name="Tablo2.A2" office:value-type="string">
            <text:p text:style-name="P14"><text:span text:style-name="T27">(!) Yeni görselin kaydedileceği yol oluşturulamadı: </text:span><text:span text:style-name="T28">Dosya adı boş bir metin olamaz.</text:span></text:p>
          </table:table-cell>
          <table:table-cell table:style-name="Tablo2.A2" office:value-type="string">
            <text:p text:style-name="P12">Dosya adı belirtilmemiş. </text:p>
          </table:table-cell>
          <table:table-cell table:style-name="Tablo2.C2" office:value-type="string">
            <text:p text:style-name="P12">Geçerli bir dosya adı girildiğinden emin olun. </text:p>
          </table:table-cell>
        </table:table-row>
        <table:table-row>
          <table:table-cell table:style-name="Tablo2.A2" office:value-type="string">
            <text:p text:style-name="P14"><text:span text:style-name="T27">(!) Izgara ekleme işlemi başarısız: </text:span><text:span text:style-name="T28">'{</text:span><text:span text:style-name="T36">number</text:span><text:span text:style-name="T28">}' bir tam sayı değil.</text:span></text:p>
          </table:table-cell>
          <table:table-cell table:style-name="Tablo2.A2" office:value-type="string">
            <text:p text:style-name="P21">Girilen değer sayısal bir ifade değil. </text:p>
          </table:table-cell>
          <table:table-cell table:style-name="Tablo2.C2" office:value-type="string">
            <text:p text:style-name="P12">Sayısal bir değer girildiğinden emin olun. </text:p>
          </table:table-cell>
        </table:table-row>
        <table:table-row>
          <table:table-cell table:style-name="Tablo2.A2" office:value-type="string">
            <text:p text:style-name="P14"><text:span text:style-name="T27">(!) Izgara ekleme işlemi başarısız: </text:span><text:span text:style-name="T28">Desteklenmeyen bir renk:</text:span></text:p>
          </table:table-cell>
          <table:table-cell table:style-name="Tablo2.A2" office:value-type="string">
            <text:p text:style-name="P12">Girilen renk değeri desteklenmeyen bir formatta. </text:p>
          </table:table-cell>
          <table:table-cell table:style-name="Tablo2.C2" office:value-type="string">
            <text:p text:style-name="P12">Desteklenen bir renk formatı girildiğinden emin olun. </text:p>
          </table:table-cell>
        </table:table-row>
        <table:table-row>
          <table:table-cell table:style-name="Tablo2.A2" office:value-type="string">
            <text:p text:style-name="P14"><text:span text:style-name="T27">(!) İşlenmiş dosyayı yazma işlemi başarısız: </text:span><text:span text:style-name="T28">Dosya yolu boş veya geçersiz:</text:span></text:p>
          </table:table-cell>
          <table:table-cell table:style-name="Tablo2.A2" office:value-type="string">
            <text:p text:style-name="P12">Kaydedilecek dosya yolu belirtilmemiş ya da hatalı girilmiş. </text:p>
          </table:table-cell>
          <table:table-cell table:style-name="Tablo2.C2" office:value-type="string">
            <text:p text:style-name="P12">Geçerli bir dosya yolu girildiğinden emin olun. </text:p>
          </table:table-cell>
        </table:table-row>
        <text:soft-page-break/>
        <table:table-row>
          <table:table-cell table:style-name="Tablo2.A2" office:value-type="string">
            <text:p text:style-name="P14"><text:span text:style-name="T27">(!) İşlenmiş dosyayı yazma işlemi başarısız: </text:span><text:span text:style-name="T28">Dosya yazma sırasında beklenmedik bir hata oluştu:</text:span></text:p>
          </table:table-cell>
          <table:table-cell table:style-name="Tablo2.A2" office:value-type="string">
            <text:p text:style-name="P12">Yazma işlemi sırasında beklenmeyen bir hata oluştu. </text:p>
          </table:table-cell>
          <table:table-cell table:style-name="Tablo2.C2" office:value-type="string">
            <text:p text:style-name="P12">Hatanın detaylarını kontrol edin ve gerekirse destek alın. </text:p>
          </table:table-cell>
        </table:table-row>
      </table:table>
      <text:p text:style-name="P15"/>
      <text:h text:style-name="P9" text:outline-level="1">(3) Image <text:span text:style-name="T35">Resizing</text:span></text:h>
      <table:table table:name="Tablo1" table:style-name="Tablo1">
        <table:table-column table:style-name="Tablo1.A"/>
        <table:table-column table:style-name="Tablo1.B" table:number-columns-repeated="2"/>
        <table:table-row>
          <table:table-cell table:style-name="Tablo1.A1" office:value-type="string">
            <text:p text:style-name="P10">Hata Mesajı</text:p>
          </table:table-cell>
          <table:table-cell table:style-name="Tablo1.A1" office:value-type="string">
            <text:p text:style-name="P10">Sebebi</text:p>
          </table:table-cell>
          <table:table-cell table:style-name="Tablo1.C1" office:value-type="string">
            <text:p text:style-name="P10">Çözüm</text:p>
          </table:table-cell>
        </table:table-row>
        <table:table-row>
          <table:table-cell table:style-name="Tablo1.A2" office:value-type="string">
            <text:p text:style-name="P18"><text:span text:style-name="T37">(!) Kayıtlı yol bilgisini okuma işlemi başarısız: </text:span><text:span text:style-name="T34">Dosya yolu boş veya geçersiz:</text:span></text:p>
          </table:table-cell>
          <table:table-cell table:style-name="Tablo1.A2" office:value-type="string">
            <text:p text:style-name="P12">Dosya yolu belirtilmemiş ya da hatalı girilmiş. </text:p>
          </table:table-cell>
          <table:table-cell table:style-name="Tablo1.C2" office:value-type="string">
            <text:p text:style-name="P12">Geçerli bir dosya yolu girildiğinden emin olun. </text:p>
          </table:table-cell>
        </table:table-row>
        <table:table-row>
          <table:table-cell table:style-name="Tablo1.A2" office:value-type="string">
            <text:p text:style-name="P11">(!) Kayıtlı yol bilgisini okuma işlemi başarısız: <text:span text:style-name="T24">Belirtilen dosya bulunamadı:</text:span></text:p>
          </table:table-cell>
          <table:table-cell table:style-name="Tablo1.A2" office:value-type="string">
            <text:p text:style-name="P12">Dosya belirtilen konumda mevcut değil. </text:p>
          </table:table-cell>
          <table:table-cell table:style-name="Tablo1.C2" office:value-type="string">
            <text:p text:style-name="P12">Dosyanın doğru konumda olduğundan ve dosya yolunun doğru yazıldığından emin olun. </text:p>
          </table:table-cell>
        </table:table-row>
        <table:table-row>
          <table:table-cell table:style-name="Tablo1.A2" office:value-type="string">
            <text:p text:style-name="P11">(!) Kayıtlı yol bilgisini okuma işlemi başarısız: <text:span text:style-name="T24">Dosya okunabilir değil:</text:span></text:p>
          </table:table-cell>
          <table:table-cell table:style-name="Tablo1.A2" office:value-type="string">
            <text:p text:style-name="P12">Dosyaya erişim yetkisi yok veya dosya hasarlı. </text:p>
          </table:table-cell>
          <table:table-cell table:style-name="Tablo1.C2" office:value-type="string">
            <text:p text:style-name="P12">Dosyanın okunabilir olduğundan ve gerekli izinlere sahip olduğunuzdan emin olun. </text:p>
          </table:table-cell>
        </table:table-row>
        <table:table-row>
          <table:table-cell table:style-name="Tablo1.A2" office:value-type="string">
            <text:p text:style-name="P11">(!) Kayıtlı yol bilgisini okuma işlemi başarısız: <text:span text:style-name="T24">Dosya okuma sırasında beklenmedik bir hata oluştu:</text:span></text:p>
          </table:table-cell>
          <table:table-cell table:style-name="Tablo1.A2" office:value-type="string">
            <text:p text:style-name="P12">Okuma işlemi sırasında beklenmeyen bir hata oluştu. </text:p>
          </table:table-cell>
          <table:table-cell table:style-name="Tablo1.C2" office:value-type="string">
            <text:p text:style-name="P12">Hatanın detaylarını kontrol edin ve gerekirse destek alın. </text:p>
          </table:table-cell>
        </table:table-row>
        <table:table-row>
          <table:table-cell table:style-name="Tablo1.A2" office:value-type="string">
            <text:p text:style-name="P12"><text:span text:style-name="T33">(!) Görsel dosyası okuma işlemi başarısız:</text:span><text:span text:style-name="T24"> </text:span><text:span text:style-name="T34">Dosya yolu boş veya geçersiz:</text:span></text:p>
          </table:table-cell>
          <table:table-cell table:style-name="Tablo1.A2" office:value-type="string">
            <text:p text:style-name="P22">Dosya yolu belirtilmemiş ya da hatalı girilmiş. </text:p>
          </table:table-cell>
          <table:table-cell table:style-name="Tablo1.C2" office:value-type="string">
            <text:p text:style-name="P22">Geçerli bir dosya yolu girildiğinden emin olun. </text:p>
          </table:table-cell>
        </table:table-row>
        <table:table-row>
          <table:table-cell table:style-name="Tablo1.A2" office:value-type="string">
            <text:p text:style-name="P12">(!) Görsel dosyası okuma işlemi başarısız: <text:span text:style-name="T34">Belirtilen dosya bulunamadı:</text:span></text:p>
          </table:table-cell>
          <table:table-cell table:style-name="Tablo1.A2" office:value-type="string">
            <text:p text:style-name="P22">Görsel dosyası belirtilen konumda mevcut değil. </text:p>
          </table:table-cell>
          <table:table-cell table:style-name="Tablo1.C2" office:value-type="string">
            <text:p text:style-name="P22">Dosyanın doğru konumda olduğundan ve dosya yolunun doğru yazıldığından emin olun. </text:p>
          </table:table-cell>
        </table:table-row>
        <table:table-row>
          <table:table-cell table:style-name="Tablo1.A2" office:value-type="string">
            <text:p text:style-name="P12">(!) Görsel dosyası okuma işlemi başarısız: <text:span text:style-name="T24">Dosya okunabilir değil:</text:span></text:p>
          </table:table-cell>
          <table:table-cell table:style-name="Tablo1.A2" office:value-type="string">
            <text:p text:style-name="P22">Dosyaya okuma izni yok. </text:p>
          </table:table-cell>
          <table:table-cell table:style-name="Tablo1.C2" office:value-type="string">
            <text:p text:style-name="P22">Dosyanın okunabilir olduğundan ve gerekli izinlere sahip olduğunuzdan emin olun. </text:p>
          </table:table-cell>
        </table:table-row>
        <table:table-row>
          <table:table-cell table:style-name="Tablo1.A2" office:value-type="string">
            <text:p text:style-name="P12">(!) Görsel dosyası okuma işlemi başarısız: <text:span text:style-name="T34">Dosya okuma sırasında beklenmedik bir hata oluştu:</text:span></text:p>
          </table:table-cell>
          <table:table-cell table:style-name="Tablo1.A2" office:value-type="string">
            <text:p text:style-name="P22">Okuma işlemi sırasında beklenmeyen bir hata oluştu. </text:p>
          </table:table-cell>
          <table:table-cell table:style-name="Tablo1.C2" office:value-type="string">
            <text:p text:style-name="P22">Hatanın detaylarını kontrol edin ve gerekirse destek alın. </text:p>
          </table:table-cell>
        </table:table-row>
        <table:table-row>
          <table:table-cell table:style-name="Tablo1.A2" office:value-type="string">
            <text:p text:style-name="P14"><text:span text:style-name="T27">(!) Yeni görselin kaydedileceği yol oluşturulamadı: </text:span><text:span text:style-name="T28">Dosya adı boş bir metin olamaz.</text:span></text:p>
          </table:table-cell>
          <table:table-cell table:style-name="Tablo1.A2" office:value-type="string">
            <text:p text:style-name="P22">Dosya adı boş girilmiş. </text:p>
          </table:table-cell>
          <table:table-cell table:style-name="Tablo1.C2" office:value-type="string">
            <text:p text:style-name="P22">Geçerli bir dosya adı girildiğinden emin olun. </text:p>
          </table:table-cell>
        </table:table-row>
        <table:table-row>
          <table:table-cell table:style-name="Tablo1.A2" office:value-type="string">
            <text:p text:style-name="P23"><text:span text:style-name="T38">(!) Yeniden boyutlandırma işlemi başarısız: </text:span><text:span text:style-name="T39">Desteklenmeyen bit derinliği:</text:span></text:p>
          </table:table-cell>
          <table:table-cell table:style-name="Tablo1.A2" office:value-type="string">
            <text:p text:style-name="P22">Görselin bit derinliği desteklenmeyen bir değere sahip. </text:p>
          </table:table-cell>
          <table:table-cell table:style-name="Tablo1.C2" office:value-type="string">
            <text:p text:style-name="P22">Desteklenen bit derinliğine sahip bir görsel kullanın. </text:p>
          </table:table-cell>
        </table:table-row>
        <table:table-row table:style-name="Tablo1.12">
          <table:table-cell table:style-name="Tablo1.A2" office:value-type="string">
            <text:p text:style-name="P14"><text:span text:style-name="T27">(!) Yeniden boyutlandırma işlemi başarısız: </text:span><text:span text:style-name="T28">'{new_width}' değeri '4 &lt;= Yeni Genişlik &lt;= {</text:span><text:span text:style-name="T36">width</text:span><text:span text:style-name="T28">}' </text:span><text:soft-page-break/><text:span text:style-name="T28">eşitliğini sağlamalıdır.</text:span></text:p>
          </table:table-cell>
          <table:table-cell table:style-name="Tablo1.A2" office:value-type="string">
            <text:p text:style-name="P22">Yeni genişlik değeri belirtilen sınırlar dışında. </text:p>
          </table:table-cell>
          <table:table-cell table:style-name="Tablo1.C2" office:value-type="string">
            <text:p text:style-name="P22">Yeni genişlik değerinin 4 ile mevcut genişlik arasında olduğundan emin olun. </text:p>
          </table:table-cell>
        </table:table-row>
        <table:table-row table:style-name="Tablo1.13">
          <table:table-cell table:style-name="Tablo1.A2" office:value-type="string">
            <text:p text:style-name="P14"><text:span text:style-name="T27">(!) Yeniden boyutlandırma işlemi başarısız: </text:span><text:span text:style-name="T28">'{new_height}' değeri '4 &lt;= Yeni Yükseklik &lt;= {</text:span><text:span text:style-name="T36">height</text:span><text:span text:style-name="T28">}' eşitliğini sağlamalıdır."</text:span></text:p>
            <text:p text:style-name="P24"><text:span text:style-name="T27"/></text:p>
          </table:table-cell>
          <table:table-cell table:style-name="Tablo1.A2" office:value-type="string">
            <text:p text:style-name="P11">Yeni yükseklik değeri belirtilen sınırlar dışında. </text:p>
          </table:table-cell>
          <table:table-cell table:style-name="Tablo1.C2" office:value-type="string">
            <text:p text:style-name="P22">Yeni yükseklik değerinin 4 ile mevcut yükseklik arasında olduğundan emin olun. </text:p>
          </table:table-cell>
        </table:table-row>
        <table:table-row table:style-name="Tablo1.13">
          <table:table-cell table:style-name="Tablo1.A2" office:value-type="string">
            <text:p text:style-name="P25"><text:span text:style-name="T40">(!) Yeniden boyutlandırma işlemi başarısız: </text:span><text:span text:style-name="T41">'{</text:span><text:span text:style-name="T42">number</text:span><text:span text:style-name="T41">}' bir tam sayı değil.</text:span></text:p>
          </table:table-cell>
          <table:table-cell table:style-name="Tablo1.A2" office:value-type="string">
            <text:p text:style-name="P14">Girilen sayı değeri tam sayı değil. </text:p>
          </table:table-cell>
          <table:table-cell table:style-name="Tablo1.C2" office:value-type="string">
            <text:p text:style-name="P22">Tam sayı formatında bir değer girildiğinden emin olun. </text:p>
          </table:table-cell>
        </table:table-row>
        <table:table-row table:style-name="Tablo1.13">
          <table:table-cell table:style-name="Tablo1.A2" office:value-type="string">
            <text:p text:style-name="P14"><text:span text:style-name="T27">(!) Yeniden boyutlandırma işlemi başarısız: </text:span><text:span text:style-name="T28">Başlangıç x pozitif bir tam sayı olmalı.</text:span></text:p>
          </table:table-cell>
          <table:table-cell table:style-name="Tablo1.A2" office:value-type="string">
            <text:p text:style-name="P22">Başlangıç x değeri pozitif bir tam sayı değil. </text:p>
          </table:table-cell>
          <table:table-cell table:style-name="Tablo1.C2" office:value-type="string">
            <text:p text:style-name="P22">Başlangıç x değerinin pozitif bir tam sayı olduğundan emin olun. </text:p>
          </table:table-cell>
        </table:table-row>
        <table:table-row table:style-name="Tablo1.13">
          <table:table-cell table:style-name="Tablo1.A2" office:value-type="string">
            <text:p text:style-name="P14"><text:span text:style-name="T27">(!) Yeniden boyutlandırma işlemi başarısız: </text:span><text:span text:style-name="T28">'Başlangıç x + Genişlik ({startx + new_width})' orjinal sınırlar dışında kalıyor."</text:span></text:p>
            <text:p text:style-name="P14"><text:span text:style-name="T27"/></text:p>
          </table:table-cell>
          <table:table-cell table:style-name="Tablo1.A2" office:value-type="string">
            <text:p text:style-name="P22">Başlangıç x ile yeni genişlik toplamı, görselin mevcut genişliğinden daha büyük. </text:p>
          </table:table-cell>
          <table:table-cell table:style-name="Tablo1.C2" office:value-type="string">
            <text:p text:style-name="P22">Başlangıç x değeri ve genişlik sınırları içinde olduğundan emin olun. </text:p>
          </table:table-cell>
        </table:table-row>
        <table:table-row table:style-name="Tablo1.13">
          <table:table-cell table:style-name="Tablo1.A2" office:value-type="string">
            <text:p text:style-name="P25"><text:span text:style-name="T40">(!) Yeniden boyutlandırma işlemi başarısız: </text:span><text:span text:style-name="T41">'{</text:span><text:span text:style-name="T42">number</text:span><text:span text:style-name="T41">}' bir tam sayı değil.</text:span></text:p>
          </table:table-cell>
          <table:table-cell table:style-name="Tablo1.A2" office:value-type="string">
            <text:p text:style-name="P22">Girilen sayı değeri tam sayı değil. </text:p>
          </table:table-cell>
          <table:table-cell table:style-name="Tablo1.C2" office:value-type="string">
            <text:p text:style-name="P22">Tam sayı formatında bir değer girildiğinden emin olun. </text:p>
          </table:table-cell>
        </table:table-row>
        <table:table-row table:style-name="Tablo1.13">
          <table:table-cell table:style-name="Tablo1.A2" office:value-type="string">
            <text:p text:style-name="P14"><text:span text:style-name="T27">(!) Yeniden boyutlandırma işlemi başarısız: </text:span><text:span text:style-name="T28">Başlangıç y pozitif bir tam sayı olmalı.</text:span></text:p>
          </table:table-cell>
          <table:table-cell table:style-name="Tablo1.A2" office:value-type="string">
            <text:p text:style-name="P22">Başlangıç y değeri pozitif bir tam sayı değil. </text:p>
          </table:table-cell>
          <table:table-cell table:style-name="Tablo1.C2" office:value-type="string">
            <text:p text:style-name="P22">Başlangıç y değerinin pozitif bir tam sayı olduğundan emin olun. </text:p>
          </table:table-cell>
        </table:table-row>
        <table:table-row table:style-name="Tablo1.13">
          <table:table-cell table:style-name="Tablo1.A2" office:value-type="string">
            <text:p text:style-name="P14"><text:span text:style-name="T27">(!) Yeniden boyutlandırma işlemi başarısız: </text:span><text:span text:style-name="T28">'Başlangıç y + Yükseklik ({starty + new_height })' orjinal sınırlar dışında kalıyor.</text:span></text:p>
            <text:p text:style-name="P14"><text:span text:style-name="T27"/></text:p>
          </table:table-cell>
          <table:table-cell table:style-name="Tablo1.A2" office:value-type="string">
            <text:p text:style-name="P22">Başlangıç y ile yeni yükseklik toplamı, görselin mevcut yüksekliğinden daha büyük. </text:p>
          </table:table-cell>
          <table:table-cell table:style-name="Tablo1.C2" office:value-type="string">
            <text:p text:style-name="P22">Başlangıç y değeri ve yükseklik sınırları içinde olduğundan emin olun. </text:p>
          </table:table-cell>
        </table:table-row>
        <table:table-row table:style-name="Tablo1.20">
          <table:table-cell table:style-name="Tablo1.A2" office:value-type="string">
            <text:p text:style-name="P23"><text:span text:style-name="T38">(!) Yeniden boyutlandırma işlemi başarısız: </text:span><text:span text:style-name="T39">"Piksel baytlarının sayısı ({byte_len}) beklenenden ({excepted_len}) farklı. (?) Bu hata genellikle bir iç işlem sorunudur ve kullanıcı hatasından kaynaklanmaz. Eğer bir geliştirici değilseniz, lütfen bu sorun hakkında proje geliştiricisi ile iletişime geçin. Daha fazla bilgi ve destek için proje be</text:span><text:span text:style-name="T43">l</text:span><text:span text:style-name="T39">gelerine göz atabilirsiniz."</text:span></text:p>
          </table:table-cell>
          <table:table-cell table:style-name="Tablo1.A2" office:value-type="string">
            <text:p text:style-name="P22">Görselin mevcut bayt sayısı, beklenen bayt sayısına uymuyor. </text:p>
          </table:table-cell>
          <table:table-cell table:style-name="Tablo1.C2" office:value-type="string">
            <text:p text:style-name="P22">Görselin <text:span text:style-name="T44">işlenirken beklenmeyen bir hata meydana gelmiş olabilir.</text:span> <text:s/>Hatanın detaylarını kontrol edin ve gerekirse destek alın. </text:p>
          </table:table-cell>
        </table:table-row>
        <table:table-row table:style-name="Tablo1.13">
          <table:table-cell table:style-name="Tablo1.A2" office:value-type="string">
            <text:p text:style-name="P14"><text:span text:style-name="T27">(!) İşlenmiş dosyayı yazma işlemi başarısız: </text:span><text:span text:style-name="T28">Dosya yolu boş veya geçersiz:</text:span></text:p>
          </table:table-cell>
          <table:table-cell table:style-name="Tablo1.A2" office:value-type="string">
            <text:p text:style-name="P12">Dosya yolu belirtilmemiş ya da hatalı girilmiş. </text:p>
          </table:table-cell>
          <table:table-cell table:style-name="Tablo1.C2" office:value-type="string">
            <text:p text:style-name="P12">Geçerli bir dosya yolu girildiğinden emin olun. </text:p>
          </table:table-cell>
        </table:table-row>
        <text:soft-page-break/>
        <table:table-row table:style-name="Tablo1.13">
          <table:table-cell table:style-name="Tablo1.A2" office:value-type="string">
            <text:p text:style-name="P14"><text:span text:style-name="T27">(!) İşlenmiş dosyayı yazma işlemi başarısız: <text:s/></text:span><text:span text:style-name="T45">Dosya yazma sırasında beklenmedik bir hata oluştu:</text:span></text:p>
          </table:table-cell>
          <table:table-cell table:style-name="Tablo1.A2" office:value-type="string">
            <text:p text:style-name="P12">Yazma işlemi sırasında beklenmeyen bir hata oluştu. </text:p>
          </table:table-cell>
          <table:table-cell table:style-name="Tablo1.C2" office:value-type="string">
            <text:p text:style-name="P12">Hatanın detaylarını kontrol edin ve gerekirse destek alın. </text:p>
          </table:table-cell>
        </table:table-row>
      </table:table>
      <text:p text:style-name="P15"/>
      <text:h text:style-name="P26" text:outline-level="1" text:is-list-header="true">Versiyon Takip Tablosu</text:h>
      <table:table table:name="Tablo6" table:style-name="Tablo6">
        <table:table-column table:style-name="Tablo6.A"/>
        <table:table-column table:style-name="Tablo6.B" table:number-columns-repeated="2"/>
        <table:table-column table:style-name="Tablo6.D"/>
        <table:table-row>
          <table:table-cell table:style-name="Tablo6.A1" office:value-type="string">
            <text:p text:style-name="P27"><text:span text:style-name="T46">Versiyon</text:span>:</text:p>
          </table:table-cell>
          <table:table-cell table:style-name="Tablo6.A1" office:value-type="string">
            <text:p text:style-name="P27">Tarih:</text:p>
          </table:table-cell>
          <table:table-cell table:style-name="Tablo6.A1" office:value-type="string">
            <text:p text:style-name="P27">Destekçi:</text:p>
          </table:table-cell>
          <table:table-cell table:style-name="Tablo6.D1" office:value-type="string">
            <text:p text:style-name="P27">Açıklama:</text:p>
          </table:table-cell>
        </table:table-row>
        <table:table-row>
          <table:table-cell table:style-name="Tablo6.A2" office:value-type="string">
            <text:p text:style-name="P28">0.0.0</text:p>
          </table:table-cell>
          <table:table-cell table:style-name="Tablo6.A2" office:value-type="string">
            <text:p text:style-name="P28"><text:span text:style-name="T47">12</text:span><text:span text:style-name="T48">.</text:span><text:span text:style-name="T49">01</text:span>.202<text:span text:style-name="T50">5</text:span></text:p>
          </table:table-cell>
          <table:table-cell table:style-name="Tablo6.A2" office:value-type="string">
            <text:p text:style-name="P28">Uruz</text:p>
          </table:table-cell>
          <table:table-cell table:style-name="Tablo6.D2" office:value-type="string">
            <text:p text:style-name="P28">Belgenin ham versiyonu.</text:p>
          </table:table-cell>
        </table:table-row>
        <table:table-row table:style-name="Tablo6.3">
          <table:table-cell table:style-name="Tablo6.A2" office:value-type="string">
            <text:p text:style-name="P29">0.<text:span text:style-name="T51">1</text:span>.<text:span text:style-name="T51">0</text:span></text:p>
          </table:table-cell>
          <table:table-cell table:style-name="Tablo6.A2" office:value-type="string">
            <text:p text:style-name="P30"><text:span text:style-name="T47">1</text:span><text:span text:style-name="T52">3</text:span><text:span text:style-name="T53">.01</text:span><text:span text:style-name="T54">.202</text:span><text:span text:style-name="T50">5</text:span></text:p>
          </table:table-cell>
          <table:table-cell table:style-name="Tablo6.A2" office:value-type="string">
            <text:p text:style-name="P29">Uruz</text:p>
          </table:table-cell>
          <table:table-cell table:style-name="Tablo6.D2" office:value-type="string">
            <text:p text:style-name="P29">Belgenin ilk versiyonu.</text:p>
          </table:table-cell>
        </table:table-row>
      </table:table>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color="#000000" loext:opacity="1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16:03:50.279000000</meta:creation-date>
    <dc:date>2025-01-13T16:44:49.031000000</dc:date>
    <meta:editing-duration>PT27M43S</meta:editing-duration>
    <meta:editing-cycles>21</meta:editing-cycles>
    <meta:generator>LibreOffice/24.8.4.2$Windows_X86_64 LibreOffice_project/bb3cfa12c7b1bf994ecc5649a80400d06cd71002</meta:generator>
    <meta:document-statistic meta:table-count="5" meta:image-count="0" meta:object-count="0" meta:page-count="6" meta:paragraph-count="190" meta:word-count="1535" meta:character-count="11011" meta:non-whitespace-character-count="9561"/>
  </office:meta>
</office:document-meta>
</file>